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ÑOZ ANTACHOQUE ROSA CATALI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09408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411969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UÑOZ ANTACHOQUE ROSA CATALI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0940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1/12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3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4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30/11/2021</text:p>
          </table:table-cell>
          <table:table-cell table:style-name="Tabla2.A2" office:value-type="string">
            <text:p text:style-name="P7">83778647</text:p>
          </table:table-cell>
          <table:table-cell table:style-name="Tabla2.A2" office:value-type="string">
            <text:p text:style-name="P7">2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HUACHIPATOS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30T19:53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